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.750508" calcext:value-type="float">
            <text:p>10.750508</text:p>
          </table:table-cell>
          <table:table-cell office:value-type="float" office:value="61.62476" calcext:value-type="float">
            <text:p>61.62476</text:p>
          </table:table-cell>
          <table:table-cell office:value-type="float" office:value="3" calcext:value-type="float">
            <text:p>3</text:p>
          </table:table-cell>
          <table:table-cell office:value-type="float" office:value="150.517764" calcext:value-type="float">
            <text:p>150.517764</text:p>
          </table:table-cell>
          <table:table-cell office:value-type="float" office:value="175.628768" calcext:value-type="float">
            <text:p>175.628768</text:p>
          </table:table-cell>
          <table:table-cell office:value-type="float" office:value="114.752512" calcext:value-type="float">
            <text:p>114.752512</text:p>
          </table:table-cell>
          <table:table-cell office:value-type="float" office:value="16.813396" calcext:value-type="float">
            <text:p>16.813396</text:p>
          </table:table-cell>
          <table:table-cell table:formula="of:=SUM([.B2:.H2])" office:value-type="float" office:value="533.087708" calcext:value-type="float">
            <text:p>533.08770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8.335584" calcext:value-type="float">
            <text:p>38.335584</text:p>
          </table:table-cell>
          <table:table-cell office:value-type="float" office:value="170.791804" calcext:value-type="float">
            <text:p>170.791804</text:p>
          </table:table-cell>
          <table:table-cell office:value-type="float" office:value="18.657192" calcext:value-type="float">
            <text:p>18.657192</text:p>
          </table:table-cell>
          <table:table-cell office:value-type="float" office:value="258.267584" calcext:value-type="float">
            <text:p>258.267584</text:p>
          </table:table-cell>
          <table:table-cell office:value-type="float" office:value="370.529868" calcext:value-type="float">
            <text:p>370.529868</text:p>
          </table:table-cell>
          <table:table-cell office:value-type="float" office:value="430.184236" calcext:value-type="float">
            <text:p>430.184236</text:p>
          </table:table-cell>
          <table:table-cell office:value-type="float" office:value="96.165068" calcext:value-type="float">
            <text:p>96.165068</text:p>
          </table:table-cell>
          <table:table-cell table:formula="of:=SUM([.B3:.H3])" office:value-type="float" office:value="1382.931336" calcext:value-type="float">
            <text:p>1382.93133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25.626764" calcext:value-type="float">
            <text:p>25.626764</text:p>
          </table:table-cell>
          <table:table-cell office:value-type="float" office:value="120.241744" calcext:value-type="float">
            <text:p>120.241744</text:p>
          </table:table-cell>
          <table:table-cell office:value-type="float" office:value="18" calcext:value-type="float">
            <text:p>18</text:p>
          </table:table-cell>
          <table:table-cell office:value-type="float" office:value="265.675232" calcext:value-type="float">
            <text:p>265.675232</text:p>
          </table:table-cell>
          <table:table-cell office:value-type="float" office:value="171.977616" calcext:value-type="float">
            <text:p>171.977616</text:p>
          </table:table-cell>
          <table:table-cell office:value-type="float" office:value="114" calcext:value-type="float">
            <text:p>114</text:p>
          </table:table-cell>
          <table:table-cell office:value-type="float" office:value="41.993516" calcext:value-type="float">
            <text:p>41.993516</text:p>
          </table:table-cell>
          <table:table-cell table:formula="of:=SUM([.B4:.H4])" office:value-type="float" office:value="757.514872" calcext:value-type="float">
            <text:p>757.514872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80.463364" calcext:value-type="float">
            <text:p>80.463364</text:p>
          </table:table-cell>
          <table:table-cell office:value-type="float" office:value="175.734796" calcext:value-type="float">
            <text:p>175.734796</text:p>
          </table:table-cell>
          <table:table-cell office:value-type="float" office:value="25.114516" calcext:value-type="float">
            <text:p>25.114516</text:p>
          </table:table-cell>
          <table:table-cell office:value-type="float" office:value="369.841376" calcext:value-type="float">
            <text:p>369.841376</text:p>
          </table:table-cell>
          <table:table-cell office:value-type="float" office:value="158.042508" calcext:value-type="float">
            <text:p>158.042508</text:p>
          </table:table-cell>
          <table:table-cell office:value-type="float" office:value="102.583072" calcext:value-type="float">
            <text:p>102.583072</text:p>
          </table:table-cell>
          <table:table-cell office:value-type="float" office:value="79.44164" calcext:value-type="float">
            <text:p>79.44164</text:p>
          </table:table-cell>
          <table:table-cell table:formula="of:=SUM([.B5:.H5])" office:value-type="float" office:value="991.221272" calcext:value-type="float">
            <text:p>991.22127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4.062888" calcext:value-type="float">
            <text:p>24.062888</text:p>
          </table:table-cell>
          <table:table-cell office:value-type="float" office:value="73.91072" calcext:value-type="float">
            <text:p>73.91072</text:p>
          </table:table-cell>
          <table:table-cell office:value-type="float" office:value="10.876256" calcext:value-type="float">
            <text:p>10.876256</text:p>
          </table:table-cell>
          <table:table-cell office:value-type="float" office:value="212.939144" calcext:value-type="float">
            <text:p>212.939144</text:p>
          </table:table-cell>
          <table:table-cell office:value-type="float" office:value="1081.004064" calcext:value-type="float">
            <text:p>1081.004064</text:p>
          </table:table-cell>
          <table:table-cell office:value-type="float" office:value="640.876284" calcext:value-type="float">
            <text:p>640.876284</text:p>
          </table:table-cell>
          <table:table-cell office:value-type="float" office:value="109.12778" calcext:value-type="float">
            <text:p>109.12778</text:p>
          </table:table-cell>
          <table:table-cell table:formula="of:=SUM([.B6:.H6])" office:value-type="float" office:value="2152.797136" calcext:value-type="float">
            <text:p>2152.7971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9.188636" calcext:value-type="float">
            <text:p>19.188636</text:p>
          </table:table-cell>
          <table:table-cell office:value-type="float" office:value="93.626764" calcext:value-type="float">
            <text:p>93.626764</text:p>
          </table:table-cell>
          <table:table-cell office:value-type="float" office:value="18" calcext:value-type="float">
            <text:p>18</text:p>
          </table:table-cell>
          <table:table-cell office:value-type="float" office:value="253.876256" calcext:value-type="float">
            <text:p>253.876256</text:p>
          </table:table-cell>
          <table:table-cell office:value-type="float" office:value="415.854692" calcext:value-type="float">
            <text:p>415.854692</text:p>
          </table:table-cell>
          <table:table-cell office:value-type="float" office:value="349.97564" calcext:value-type="float">
            <text:p>349.97564</text:p>
          </table:table-cell>
          <table:table-cell office:value-type="float" office:value="41.493792" calcext:value-type="float">
            <text:p>41.493792</text:p>
          </table:table-cell>
          <table:table-cell table:formula="of:=SUM([.B7:.H7])" office:value-type="float" office:value="1192.01578" calcext:value-type="float">
            <text:p>1192.0157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4.969572" calcext:value-type="float">
            <text:p>44.969572</text:p>
          </table:table-cell>
          <table:table-cell office:value-type="float" office:value="45.657192" calcext:value-type="float">
            <text:p>45.657192</text:p>
          </table:table-cell>
          <table:table-cell office:value-type="float" office:value="12.064892" calcext:value-type="float">
            <text:p>12.064892</text:p>
          </table:table-cell>
          <table:table-cell table:formula="of:=SUM([.B8:.H8])" office:value-type="float" office:value="227.691656" calcext:value-type="float">
            <text:p>227.691656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9.03246" calcext:value-type="float">
            <text:p>49.03246</text:p>
          </table:table-cell>
          <table:table-cell office:value-type="float" office:value="224.196736" calcext:value-type="float">
            <text:p>224.196736</text:p>
          </table:table-cell>
          <table:table-cell office:value-type="float" office:value="32.626764" calcext:value-type="float">
            <text:p>32.626764</text:p>
          </table:table-cell>
          <table:table-cell office:value-type="float" office:value="427.545772" calcext:value-type="float">
            <text:p>427.545772</text:p>
          </table:table-cell>
          <table:table-cell office:value-type="float" office:value="1115.398904" calcext:value-type="float">
            <text:p>1115.398904</text:p>
          </table:table-cell>
          <table:table-cell office:value-type="float" office:value="686.106216" calcext:value-type="float">
            <text:p>686.106216</text:p>
          </table:table-cell>
          <table:table-cell office:value-type="float" office:value="123.413768" calcext:value-type="float">
            <text:p>123.413768</text:p>
          </table:table-cell>
          <table:table-cell office:value-type="float" office:value="2658.32062" calcext:value-type="float">
            <text:p>2658.3206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9" calcext:value-type="float">
            <text:p>9</text:p>
          </table:table-cell>
          <table:table-cell office:value-type="float" office:value="31.10128" calcext:value-type="float">
            <text:p>31.10128</text:p>
          </table:table-cell>
          <table:table-cell office:value-type="float" office:value="9.331576" calcext:value-type="float">
            <text:p>9.331576</text:p>
          </table:table-cell>
          <table:table-cell office:value-type="float" office:value="134.72604" calcext:value-type="float">
            <text:p>134.72604</text:p>
          </table:table-cell>
          <table:table-cell office:value-type="float" office:value="94.64596" calcext:value-type="float">
            <text:p>94.64596</text:p>
          </table:table-cell>
          <table:table-cell office:value-type="float" office:value="111.657192" calcext:value-type="float">
            <text:p>111.657192</text:p>
          </table:table-cell>
          <table:table-cell office:value-type="float" office:value="25.175428" calcext:value-type="float">
            <text:p>25.175428</text:p>
          </table:table-cell>
          <table:table-cell table:formula="of:=SUM([.B10:.H10])" office:value-type="float" office:value="415.637476" calcext:value-type="float">
            <text:p>415.63747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.528148" calcext:value-type="float">
            <text:p>10.528148</text:p>
          </table:table-cell>
          <table:table-cell office:value-type="float" office:value="118.385448" calcext:value-type="float">
            <text:p>118.385448</text:p>
          </table:table-cell>
          <table:table-cell office:value-type="float" office:value="34.579776" calcext:value-type="float">
            <text:p>34.579776</text:p>
          </table:table-cell>
          <table:table-cell office:value-type="float" office:value="358.849386" calcext:value-type="float">
            <text:p>358.849386</text:p>
          </table:table-cell>
          <table:table-cell office:value-type="float" office:value="159.463797" calcext:value-type="float">
            <text:p>159.463797</text:p>
          </table:table-cell>
          <table:table-cell office:value-type="float" office:value="114" calcext:value-type="float">
            <text:p>114</text:p>
          </table:table-cell>
          <table:table-cell office:value-type="float" office:value="39.314544" calcext:value-type="float">
            <text:p>39.314544</text:p>
          </table:table-cell>
          <table:table-cell table:formula="of:=SUM([.B11:.H11])" office:value-type="float" office:value="835.121099" calcext:value-type="float">
            <text:p>835.121099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6.657192" calcext:value-type="float">
            <text:p>36.657192</text:p>
          </table:table-cell>
          <table:table-cell office:value-type="float" office:value="5.876256" calcext:value-type="float">
            <text:p>5.876256</text:p>
          </table:table-cell>
          <table:table-cell table:formula="of:=SUM([.B12:.H12])" office:value-type="float" office:value="117.533448" calcext:value-type="float">
            <text:p>117.53344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.062888" calcext:value-type="float">
            <text:p>60.062888</text:p>
          </table:table-cell>
          <table:table-cell office:value-type="float" office:value="175.174216" calcext:value-type="float">
            <text:p>175.174216</text:p>
          </table:table-cell>
          <table:table-cell office:value-type="float" office:value="45.283956" calcext:value-type="float">
            <text:p>45.283956</text:p>
          </table:table-cell>
          <table:table-cell office:value-type="float" office:value="304.097352" calcext:value-type="float">
            <text:p>304.097352</text:p>
          </table:table-cell>
          <table:table-cell office:value-type="float" office:value="301.730868" calcext:value-type="float">
            <text:p>301.730868</text:p>
          </table:table-cell>
          <table:table-cell office:value-type="float" office:value="114" calcext:value-type="float">
            <text:p>114</text:p>
          </table:table-cell>
          <table:table-cell office:value-type="float" office:value="57.56794" calcext:value-type="float">
            <text:p>57.56794</text:p>
          </table:table-cell>
          <table:table-cell table:formula="of:=SUM([.B13:.H13])" office:value-type="float" office:value="1057.91722" calcext:value-type="float">
            <text:p>1057.91722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7.09532" calcext:value-type="float">
            <text:p>27.09532</text:p>
          </table:table-cell>
          <table:table-cell office:value-type="float" office:value="113.097352" calcext:value-type="float">
            <text:p>113.097352</text:p>
          </table:table-cell>
          <table:table-cell office:value-type="float" office:value="29.531444" calcext:value-type="float">
            <text:p>29.531444</text:p>
          </table:table-cell>
          <table:table-cell office:value-type="float" office:value="141.752512" calcext:value-type="float">
            <text:p>141.752512</text:p>
          </table:table-cell>
          <table:table-cell office:value-type="float" office:value="292.541492" calcext:value-type="float">
            <text:p>292.541492</text:p>
          </table:table-cell>
          <table:table-cell office:value-type="float" office:value="138.19064" calcext:value-type="float">
            <text:p>138.19064</text:p>
          </table:table-cell>
          <table:table-cell office:value-type="float" office:value="38.004036" calcext:value-type="float">
            <text:p>38.004036</text:p>
          </table:table-cell>
          <table:table-cell table:formula="of:=SUM([.B14:.H14])" office:value-type="float" office:value="780.212796" calcext:value-type="float">
            <text:p>780.212796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3.4077" calcext:value-type="float">
            <text:p>23.4077</text:p>
          </table:table-cell>
          <table:table-cell office:value-type="float" office:value="83.716892" calcext:value-type="float">
            <text:p>83.716892</text:p>
          </table:table-cell>
          <table:table-cell office:value-type="float" office:value="15.657192" calcext:value-type="float">
            <text:p>15.657192</text:p>
          </table:table-cell>
          <table:table-cell office:value-type="float" office:value="177.691656" calcext:value-type="float">
            <text:p>177.691656</text:p>
          </table:table-cell>
          <table:table-cell office:value-type="float" office:value="147.314384" calcext:value-type="float">
            <text:p>147.314384</text:p>
          </table:table-cell>
          <table:table-cell office:value-type="float" office:value="39" calcext:value-type="float">
            <text:p>39</text:p>
          </table:table-cell>
          <table:table-cell office:value-type="float" office:value="41.844479" calcext:value-type="float">
            <text:p>41.844479</text:p>
          </table:table-cell>
          <table:table-cell table:formula="of:=SUM([.B15:.H15])" office:value-type="float" office:value="528.632303" calcext:value-type="float">
            <text:p>528.63230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.438128" calcext:value-type="float">
            <text:p>4.43812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16.50302" calcext:value-type="float">
            <text:p>16.50302</text:p>
          </table:table-cell>
          <table:table-cell table:formula="of:=SUM([.B16:.H16])" office:value-type="float" office:value="164.941148" calcext:value-type="float">
            <text:p>164.94114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8.531444" calcext:value-type="float">
            <text:p>8.531444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8.19064" calcext:value-type="float">
            <text:p>128.19064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46.12778" calcext:value-type="float">
            <text:p>46.12778</text:p>
          </table:table-cell>
          <table:table-cell table:formula="of:=SUM([.B17:.H17])" office:value-type="float" office:value="341.849864" calcext:value-type="float">
            <text:p>341.849864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3.596336" calcext:value-type="float">
            <text:p>33.596336</text:p>
          </table:table-cell>
          <table:table-cell office:value-type="float" office:value="61.470588" calcext:value-type="float">
            <text:p>61.470588</text:p>
          </table:table-cell>
          <table:table-cell office:value-type="float" office:value="6" calcext:value-type="float">
            <text:p>6</text:p>
          </table:table-cell>
          <table:table-cell office:value-type="float" office:value="146.628768" calcext:value-type="float">
            <text:p>146.628768</text:p>
          </table:table-cell>
          <table:table-cell office:value-type="float" office:value="100.531444" calcext:value-type="float">
            <text:p>100.531444</text:p>
          </table:table-cell>
          <table:table-cell office:value-type="float" office:value="111" calcext:value-type="float">
            <text:p>111</text:p>
          </table:table-cell>
          <table:table-cell office:value-type="float" office:value="20.002032" calcext:value-type="float">
            <text:p>20.002032</text:p>
          </table:table-cell>
          <table:table-cell table:formula="of:=SUM([.B18:.H18])" office:value-type="float" office:value="479.229168" calcext:value-type="float">
            <text:p>479.22916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45.120168" calcext:value-type="float">
            <text:p>445.120168</text:p>
          </table:table-cell>
          <table:table-cell office:value-type="float" office:value="1618.0731" calcext:value-type="float">
            <text:p>1618.0731</text:p>
          </table:table-cell>
          <table:table-cell office:value-type="float" office:value="296.658672" calcext:value-type="float">
            <text:p>296.658672</text:p>
          </table:table-cell>
          <table:table-cell office:value-type="float" office:value="3451.599482" calcext:value-type="float">
            <text:p>3451.599482</text:p>
          </table:table-cell>
          <table:table-cell office:value-type="float" office:value="4746.633937" calcext:value-type="float">
            <text:p>4746.633937</text:p>
          </table:table-cell>
          <table:table-cell office:value-type="float" office:value="3247.640176" calcext:value-type="float">
            <text:p>3247.640176</text:p>
          </table:table-cell>
          <table:table-cell office:value-type="float" office:value="810.929367" calcext:value-type="float">
            <text:p>810.929367</text:p>
          </table:table-cell>
          <table:table-cell table:formula="of:=SUM([.B19:.H19])" office:value-type="float" office:value="14616.654902" calcext:value-type="float">
            <text:p>14616.654902</text:p>
          </table:table-cell>
        </table:table-row>
      </table:table>
      <table:table table:name="Data Sheet 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8.144944" calcext:value-type="float">
            <text:p>28.144944</text:p>
          </table:table-cell>
          <table:table-cell office:value-type="float" office:value="75.289888" calcext:value-type="float">
            <text:p>75.289888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17.869664" calcext:value-type="float">
            <text:p>117.869664</text:p>
          </table:table-cell>
          <table:table-cell office:value-type="float" office:value="27" calcext:value-type="float">
            <text:p>27</text:p>
          </table:table-cell>
          <table:table-cell office:value-type="float" office:value="16.874332" calcext:value-type="float">
            <text:p>16.874332</text:p>
          </table:table-cell>
          <table:table-cell table:formula="of:=SUM([.B2:.H2])" office:value-type="float" office:value="337.178828" calcext:value-type="float">
            <text:p>337.17882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44.82484" calcext:value-type="float">
            <text:p>44.82484</text:p>
          </table:table-cell>
          <table:table-cell office:value-type="float" office:value="273.153534" calcext:value-type="float">
            <text:p>273.153534</text:p>
          </table:table-cell>
          <table:table-cell office:value-type="float" office:value="45.702308" calcext:value-type="float">
            <text:p>45.702308</text:p>
          </table:table-cell>
          <table:table-cell office:value-type="float" office:value="474.995146" calcext:value-type="float">
            <text:p>474.995146</text:p>
          </table:table-cell>
          <table:table-cell office:value-type="float" office:value="515.510308" calcext:value-type="float">
            <text:p>515.510308</text:p>
          </table:table-cell>
          <table:table-cell office:value-type="float" office:value="345.064877" calcext:value-type="float">
            <text:p>345.064877</text:p>
          </table:table-cell>
          <table:table-cell office:value-type="float" office:value="128.92396" calcext:value-type="float">
            <text:p>128.92396</text:p>
          </table:table-cell>
          <table:table-cell table:formula="of:=SUM([.B3:.H3])" office:value-type="float" office:value="1828.174973" calcext:value-type="float">
            <text:p>1828.174973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485.135059" calcext:value-type="float">
            <text:p>485.135059</text:p>
          </table:table-cell>
          <table:table-cell office:value-type="float" office:value="2290.935397" calcext:value-type="float">
            <text:p>2290.935397</text:p>
          </table:table-cell>
          <table:table-cell office:value-type="float" office:value="399.410784" calcext:value-type="float">
            <text:p>399.410784</text:p>
          </table:table-cell>
          <table:table-cell office:value-type="float" office:value="6545.04252" calcext:value-type="float">
            <text:p>6545.04252</text:p>
          </table:table-cell>
          <table:table-cell office:value-type="float" office:value="3085.7141" calcext:value-type="float">
            <text:p>3085.7141</text:p>
          </table:table-cell>
          <table:table-cell office:value-type="float" office:value="1440.985383" calcext:value-type="float">
            <text:p>1440.985383</text:p>
          </table:table-cell>
          <table:table-cell office:value-type="float" office:value="912.235848" calcext:value-type="float">
            <text:p>912.235848</text:p>
          </table:table-cell>
          <table:table-cell table:formula="of:=SUM([.B4:.H4])" office:value-type="float" office:value="15159.459091" calcext:value-type="float">
            <text:p>15159.459091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75.554519" calcext:value-type="float">
            <text:p>175.554519</text:p>
          </table:table-cell>
          <table:table-cell office:value-type="float" office:value="938.872905" calcext:value-type="float">
            <text:p>938.872905</text:p>
          </table:table-cell>
          <table:table-cell office:value-type="float" office:value="164.530934" calcext:value-type="float">
            <text:p>164.530934</text:p>
          </table:table-cell>
          <table:table-cell office:value-type="float" office:value="2194.123164" calcext:value-type="float">
            <text:p>2194.123164</text:p>
          </table:table-cell>
          <table:table-cell office:value-type="float" office:value="691.729447" calcext:value-type="float">
            <text:p>691.729447</text:p>
          </table:table-cell>
          <table:table-cell office:value-type="float" office:value="364.694504" calcext:value-type="float">
            <text:p>364.694504</text:p>
          </table:table-cell>
          <table:table-cell office:value-type="float" office:value="331.711708" calcext:value-type="float">
            <text:p>331.711708</text:p>
          </table:table-cell>
          <table:table-cell table:formula="of:=SUM([.B5:.H5])" office:value-type="float" office:value="4861.217181" calcext:value-type="float">
            <text:p>4861.217181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1.289888" calcext:value-type="float">
            <text:p>21.289888</text:p>
          </table:table-cell>
          <table:table-cell office:value-type="float" office:value="96.380068" calcext:value-type="float">
            <text:p>96.380068</text:p>
          </table:table-cell>
          <table:table-cell office:value-type="float" office:value="18.434832" calcext:value-type="float">
            <text:p>18.434832</text:p>
          </table:table-cell>
          <table:table-cell office:value-type="float" office:value="153.272144" calcext:value-type="float">
            <text:p>153.272144</text:p>
          </table:table-cell>
          <table:table-cell office:value-type="float" office:value="152.056296" calcext:value-type="float">
            <text:p>152.056296</text:p>
          </table:table-cell>
          <table:table-cell office:value-type="float" office:value="151" calcext:value-type="float">
            <text:p>151</text:p>
          </table:table-cell>
          <table:table-cell office:value-type="float" office:value="68.945236" calcext:value-type="float">
            <text:p>68.945236</text:p>
          </table:table-cell>
          <table:table-cell table:formula="of:=SUM([.B6:.H6])" office:value-type="float" office:value="661.378464" calcext:value-type="float">
            <text:p>661.3784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5.159552" calcext:value-type="float">
            <text:p>35.159552</text:p>
          </table:table-cell>
          <table:table-cell office:value-type="float" office:value="174.795624" calcext:value-type="float">
            <text:p>174.795624</text:p>
          </table:table-cell>
          <table:table-cell office:value-type="float" office:value="25.434832" calcext:value-type="float">
            <text:p>25.434832</text:p>
          </table:table-cell>
          <table:table-cell office:value-type="float" office:value="299.159552" calcext:value-type="float">
            <text:p>299.159552</text:p>
          </table:table-cell>
          <table:table-cell office:value-type="float" office:value="251.975579" calcext:value-type="float">
            <text:p>251.975579</text:p>
          </table:table-cell>
          <table:table-cell office:value-type="float" office:value="262" calcext:value-type="float">
            <text:p>262</text:p>
          </table:table-cell>
          <table:table-cell office:value-type="float" office:value="53.048492" calcext:value-type="float">
            <text:p>53.048492</text:p>
          </table:table-cell>
          <table:table-cell table:formula="of:=SUM([.B7:.H7])" office:value-type="float" office:value="1101.573631" calcext:value-type="float">
            <text:p>1101.573631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.434832" calcext:value-type="float">
            <text:p>3.434832</text:p>
          </table:table-cell>
          <table:table-cell table:formula="of:=SUM([.B8:.H8])" office:value-type="float" office:value="150.434832" calcext:value-type="float">
            <text:p>150.43483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31.267476" calcext:value-type="float">
            <text:p>31.267476</text:p>
          </table:table-cell>
          <table:table-cell office:value-type="float" office:value="235.694027" calcext:value-type="float">
            <text:p>235.694027</text:p>
          </table:table-cell>
          <table:table-cell office:value-type="float" office:value="38.014608" calcext:value-type="float">
            <text:p>38.014608</text:p>
          </table:table-cell>
          <table:table-cell office:value-type="float" office:value="427.862674" calcext:value-type="float">
            <text:p>427.862674</text:p>
          </table:table-cell>
          <table:table-cell office:value-type="float" office:value="441.605856" calcext:value-type="float">
            <text:p>441.605856</text:p>
          </table:table-cell>
          <table:table-cell office:value-type="float" office:value="347.081367" calcext:value-type="float">
            <text:p>347.081367</text:p>
          </table:table-cell>
          <table:table-cell office:value-type="float" office:value="99.23726" calcext:value-type="float">
            <text:p>99.23726</text:p>
          </table:table-cell>
          <table:table-cell office:value-type="float" office:value="1620.763268" calcext:value-type="float">
            <text:p>1620.76326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34.487401" calcext:value-type="float">
            <text:p>134.487401</text:p>
          </table:table-cell>
          <table:table-cell office:value-type="float" office:value="855.561995" calcext:value-type="float">
            <text:p>855.561995</text:p>
          </table:table-cell>
          <table:table-cell office:value-type="float" office:value="165.124827" calcext:value-type="float">
            <text:p>165.124827</text:p>
          </table:table-cell>
          <table:table-cell office:value-type="float" office:value="1999.62609" calcext:value-type="float">
            <text:p>1999.62609</text:p>
          </table:table-cell>
          <table:table-cell office:value-type="float" office:value="700.506513" calcext:value-type="float">
            <text:p>700.506513</text:p>
          </table:table-cell>
          <table:table-cell office:value-type="float" office:value="193.004668" calcext:value-type="float">
            <text:p>193.004668</text:p>
          </table:table-cell>
          <table:table-cell office:value-type="float" office:value="278.16022" calcext:value-type="float">
            <text:p>278.16022</text:p>
          </table:table-cell>
          <table:table-cell table:formula="of:=SUM([.B10:.H10])" office:value-type="float" office:value="4326.471714" calcext:value-type="float">
            <text:p>4326.47171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11.22732" calcext:value-type="float">
            <text:p>111.22732</text:p>
          </table:table-cell>
          <table:table-cell office:value-type="float" office:value="772.486192" calcext:value-type="float">
            <text:p>772.486192</text:p>
          </table:table-cell>
          <table:table-cell office:value-type="float" office:value="170.256745" calcext:value-type="float">
            <text:p>170.256745</text:p>
          </table:table-cell>
          <table:table-cell office:value-type="float" office:value="1721.35124" calcext:value-type="float">
            <text:p>1721.35124</text:p>
          </table:table-cell>
          <table:table-cell office:value-type="float" office:value="634.93446" calcext:value-type="float">
            <text:p>634.93446</text:p>
          </table:table-cell>
          <table:table-cell office:value-type="float" office:value="420.593239" calcext:value-type="float">
            <text:p>420.593239</text:p>
          </table:table-cell>
          <table:table-cell office:value-type="float" office:value="242.312364" calcext:value-type="float">
            <text:p>242.312364</text:p>
          </table:table-cell>
          <table:table-cell table:formula="of:=SUM([.B11:.H11])" office:value-type="float" office:value="4073.16156" calcext:value-type="float">
            <text:p>4073.1615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1.252868" calcext:value-type="float">
            <text:p>11.252868</text:p>
          </table:table-cell>
          <table:table-cell table:formula="of:=SUM([.B12:.H12])" office:value-type="float" office:value="191.252868" calcext:value-type="float">
            <text:p>191.252868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42.642672" calcext:value-type="float">
            <text:p>342.642672</text:p>
          </table:table-cell>
          <table:table-cell office:value-type="float" office:value="1780.307057" calcext:value-type="float">
            <text:p>1780.307057</text:p>
          </table:table-cell>
          <table:table-cell office:value-type="float" office:value="335.982638" calcext:value-type="float">
            <text:p>335.982638</text:p>
          </table:table-cell>
          <table:table-cell office:value-type="float" office:value="4174.778466" calcext:value-type="float">
            <text:p>4174.778466</text:p>
          </table:table-cell>
          <table:table-cell office:value-type="float" office:value="1617.285158" calcext:value-type="float">
            <text:p>1617.285158</text:p>
          </table:table-cell>
          <table:table-cell office:value-type="float" office:value="581.385386" calcext:value-type="float">
            <text:p>581.385386</text:p>
          </table:table-cell>
          <table:table-cell office:value-type="float" office:value="565.544722" calcext:value-type="float">
            <text:p>565.544722</text:p>
          </table:table-cell>
          <table:table-cell table:formula="of:=SUM([.B13:.H13])" office:value-type="float" office:value="9397.926099" calcext:value-type="float">
            <text:p>9397.926099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79.095975" calcext:value-type="float">
            <text:p>79.095975</text:p>
          </table:table-cell>
          <table:table-cell office:value-type="float" office:value="301.202945" calcext:value-type="float">
            <text:p>301.202945</text:p>
          </table:table-cell>
          <table:table-cell office:value-type="float" office:value="41.505736" calcext:value-type="float">
            <text:p>41.505736</text:p>
          </table:table-cell>
          <table:table-cell office:value-type="float" office:value="583.244228" calcext:value-type="float">
            <text:p>583.244228</text:p>
          </table:table-cell>
          <table:table-cell office:value-type="float" office:value="341.525662" calcext:value-type="float">
            <text:p>341.525662</text:p>
          </table:table-cell>
          <table:table-cell office:value-type="float" office:value="84.289888" calcext:value-type="float">
            <text:p>84.289888</text:p>
          </table:table-cell>
          <table:table-cell office:value-type="float" office:value="100.308164" calcext:value-type="float">
            <text:p>100.308164</text:p>
          </table:table-cell>
          <table:table-cell table:formula="of:=SUM([.B14:.H14])" office:value-type="float" office:value="1531.172598" calcext:value-type="float">
            <text:p>1531.172598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84.30136" calcext:value-type="float">
            <text:p>84.30136</text:p>
          </table:table-cell>
          <table:table-cell office:value-type="float" office:value="401.662334" calcext:value-type="float">
            <text:p>401.662334</text:p>
          </table:table-cell>
          <table:table-cell office:value-type="float" office:value="82.362928" calcext:value-type="float">
            <text:p>82.362928</text:p>
          </table:table-cell>
          <table:table-cell office:value-type="float" office:value="1080.807796" calcext:value-type="float">
            <text:p>1080.807796</text:p>
          </table:table-cell>
          <table:table-cell office:value-type="float" office:value="378.298351" calcext:value-type="float">
            <text:p>378.298351</text:p>
          </table:table-cell>
          <table:table-cell office:value-type="float" office:value="84.383204" calcext:value-type="float">
            <text:p>84.383204</text:p>
          </table:table-cell>
          <table:table-cell office:value-type="float" office:value="183.904207" calcext:value-type="float">
            <text:p>183.904207</text:p>
          </table:table-cell>
          <table:table-cell table:formula="of:=SUM([.B15:.H15])" office:value-type="float" office:value="2295.72018" calcext:value-type="float">
            <text:p>2295.72018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9" calcext:value-type="float">
            <text:p>9</text:p>
          </table:table-cell>
          <table:table-cell office:value-type="float" office:value="34.96298" calcext:value-type="float">
            <text:p>34.962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.92596" calcext:value-type="float">
            <text:p>15.92596</text:p>
          </table:table-cell>
          <table:table-cell table:formula="of:=SUM([.B16:.H16])" office:value-type="float" office:value="194.88894" calcext:value-type="float">
            <text:p>194.8889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39.384981" calcext:value-type="float">
            <text:p>39.384981</text:p>
          </table:table-cell>
          <table:table-cell office:value-type="float" office:value="224.538016" calcext:value-type="float">
            <text:p>224.538016</text:p>
          </table:table-cell>
          <table:table-cell office:value-type="float" office:value="36.346184" calcext:value-type="float">
            <text:p>36.346184</text:p>
          </table:table-cell>
          <table:table-cell office:value-type="float" office:value="651.167706" calcext:value-type="float">
            <text:p>651.167706</text:p>
          </table:table-cell>
          <table:table-cell office:value-type="float" office:value="225.955176" calcext:value-type="float">
            <text:p>225.955176</text:p>
          </table:table-cell>
          <table:table-cell office:value-type="float" office:value="48" calcext:value-type="float">
            <text:p>48</text:p>
          </table:table-cell>
          <table:table-cell office:value-type="float" office:value="102.467716" calcext:value-type="float">
            <text:p>102.467716</text:p>
          </table:table-cell>
          <table:table-cell table:formula="of:=SUM([.B17:.H17])" office:value-type="float" office:value="1327.859779" calcext:value-type="float">
            <text:p>1327.859779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.72472" calcext:value-type="float">
            <text:p>8.72472</text:p>
          </table:table-cell>
          <table:table-cell office:value-type="float" office:value="74.697036" calcext:value-type="float">
            <text:p>74.697036</text:p>
          </table:table-cell>
          <table:table-cell office:value-type="float" office:value="17.47652" calcext:value-type="float">
            <text:p>17.47652</text:p>
          </table:table-cell>
          <table:table-cell office:value-type="float" office:value="134.40248" calcext:value-type="float">
            <text:p>134.40248</text:p>
          </table:table-cell>
          <table:table-cell office:value-type="float" office:value="132.869664" calcext:value-type="float">
            <text:p>132.869664</text:p>
          </table:table-cell>
          <table:table-cell office:value-type="float" office:value="102.434832" calcext:value-type="float">
            <text:p>102.434832</text:p>
          </table:table-cell>
          <table:table-cell office:value-type="float" office:value="32.665288" calcext:value-type="float">
            <text:p>32.665288</text:p>
          </table:table-cell>
          <table:table-cell table:formula="of:=SUM([.B18:.H18])" office:value-type="float" office:value="503.27054" calcext:value-type="float">
            <text:p>503.270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639.240707" calcext:value-type="float">
            <text:p>1639.240707</text:p>
          </table:table-cell>
          <table:table-cell table:formula="of:=SUM([.C2:.C18])" office:value-type="float" office:value="8569.539998" calcext:value-type="float">
            <text:p>8569.539998</text:p>
          </table:table-cell>
          <table:table-cell table:formula="of:=SUM([.D2:.D18])" office:value-type="float" office:value="1564.583876" calcext:value-type="float">
            <text:p>1564.583876</text:p>
          </table:table-cell>
          <table:table-cell table:formula="of:=SUM([.E2:.E18])" office:value-type="float" office:value="20658.833206" calcext:value-type="float">
            <text:p>20658.833206</text:p>
          </table:table-cell>
          <table:table-cell table:formula="of:=SUM([.F2:.F18])" office:value-type="float" office:value="9386.836234" calcext:value-type="float">
            <text:p>9386.836234</text:p>
          </table:table-cell>
          <table:table-cell table:formula="of:=SUM([.G2:.G18])" office:value-type="float" office:value="4595.917348" calcext:value-type="float">
            <text:p>4595.917348</text:p>
          </table:table-cell>
          <table:table-cell table:formula="of:=SUM([.H2:.H18])" office:value-type="float" office:value="3146.953177" calcext:value-type="float">
            <text:p>3146.953177</text:p>
          </table:table-cell>
          <table:table-cell table:formula="of:=SUM([.B19:.H19])" office:value-type="float" office:value="49561.904546" calcext:value-type="float">
            <text:p>49561.904546</text:p>
          </table:table-cell>
        </table:table-row>
      </table:table>
      <table:table table:name="Data Sheet 2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.657192" calcext:value-type="float">
            <text:p>18.657192</text:p>
          </table:table-cell>
          <table:table-cell office:value-type="float" office:value="18" calcext:value-type="float">
            <text:p>18</text:p>
          </table:table-cell>
          <table:table-cell office:value-type="float" office:value="7.657192" calcext:value-type="float">
            <text:p>7.657192</text:p>
          </table:table-cell>
          <table:table-cell office:value-type="float" office:value="68.314384" calcext:value-type="float">
            <text:p>68.31438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.657192" calcext:value-type="float">
            <text:p>9.657192</text:p>
          </table:table-cell>
          <table:table-cell office:value-type="float" office:value="37.335584" calcext:value-type="float">
            <text:p>37.335584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75" calcext:value-type="float">
            <text:p>75</text:p>
          </table:table-cell>
          <table:table-cell office:value-type="float" office:value="136.600344" calcext:value-type="float">
            <text:p>136.600344</text:p>
          </table:table-cell>
          <table:table-cell office:value-type="float" office:value="166.314384" calcext:value-type="float">
            <text:p>166.314384</text:p>
          </table:table-cell>
          <table:table-cell office:value-type="float" office:value="27.712856" calcext:value-type="float">
            <text:p>27.712856</text:p>
          </table:table-cell>
          <table:table-cell office:value-type="float" office:value="461.153808" calcext:value-type="float">
            <text:p>461.153808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4.172184" calcext:value-type="float">
            <text:p>54.172184</text:p>
          </table:table-cell>
          <table:table-cell office:value-type="float" office:value="306.206853" calcext:value-type="float">
            <text:p>306.206853</text:p>
          </table:table-cell>
          <table:table-cell office:value-type="float" office:value="49.192672" calcext:value-type="float">
            <text:p>49.192672</text:p>
          </table:table-cell>
          <table:table-cell office:value-type="float" office:value="694.268112" calcext:value-type="float">
            <text:p>694.268112</text:p>
          </table:table-cell>
          <table:table-cell office:value-type="float" office:value="391.256506" calcext:value-type="float">
            <text:p>391.256506</text:p>
          </table:table-cell>
          <table:table-cell office:value-type="float" office:value="258.988768" calcext:value-type="float">
            <text:p>258.988768</text:p>
          </table:table-cell>
          <table:table-cell office:value-type="float" office:value="150.827088" calcext:value-type="float">
            <text:p>150.827088</text:p>
          </table:table-cell>
          <table:table-cell office:value-type="float" office:value="1904.912183" calcext:value-type="float">
            <text:p>1904.912183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6" calcext:value-type="float">
            <text:p>6</text:p>
          </table:table-cell>
          <table:table-cell office:value-type="float" office:value="27.438128" calcext:value-type="float">
            <text:p>27.438128</text:p>
          </table:table-cell>
          <table:table-cell office:value-type="float" office:value="0" calcext:value-type="float">
            <text:p>0</text:p>
          </table:table-cell>
          <table:table-cell office:value-type="float" office:value="90.314384" calcext:value-type="float">
            <text:p>90.31438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.843824" calcext:value-type="float">
            <text:p>6.843824</text:p>
          </table:table-cell>
          <table:table-cell office:value-type="float" office:value="178.596336" calcext:value-type="float">
            <text:p>178.59633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0" calcext:value-type="float">
            <text:p>0</text:p>
          </table:table-cell>
          <table:table-cell office:value-type="float" office:value="12.657192" calcext:value-type="float">
            <text:p>12.65719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.144944" calcext:value-type="float">
            <text:p>15.144944</text:p>
          </table:table-cell>
          <table:table-cell office:value-type="float" office:value="45" calcext:value-type="float">
            <text:p>45</text:p>
          </table:table-cell>
          <table:table-cell office:value-type="float" office:value="15.845828" calcext:value-type="float">
            <text:p>15.845828</text:p>
          </table:table-cell>
          <table:table-cell office:value-type="float" office:value="121.647964" calcext:value-type="float">
            <text:p>121.64796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82.941148" calcext:value-type="float">
            <text:p>82.94114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19.941148" calcext:value-type="float">
            <text:p>219.9411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5.988768" calcext:value-type="float">
            <text:p>15.988768</text:p>
          </table:table-cell>
          <table:table-cell office:value-type="float" office:value="103.864552" calcext:value-type="float">
            <text:p>103.864552</text:p>
          </table:table-cell>
          <table:table-cell office:value-type="float" office:value="14.261464" calcext:value-type="float">
            <text:p>14.261464</text:p>
          </table:table-cell>
          <table:table-cell office:value-type="float" office:value="138.90624" calcext:value-type="float">
            <text:p>138.90624</text:p>
          </table:table-cell>
          <table:table-cell office:value-type="float" office:value="375.516216" calcext:value-type="float">
            <text:p>375.516216</text:p>
          </table:table-cell>
          <table:table-cell office:value-type="float" office:value="365.22914" calcext:value-type="float">
            <text:p>365.22914</text:p>
          </table:table-cell>
          <table:table-cell office:value-type="float" office:value="47.067636" calcext:value-type="float">
            <text:p>47.067636</text:p>
          </table:table-cell>
          <table:table-cell office:value-type="float" office:value="1060.834016" calcext:value-type="float">
            <text:p>1060.83401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35.533448" calcext:value-type="float">
            <text:p>35.533448</text:p>
          </table:table-cell>
          <table:table-cell office:value-type="float" office:value="6" calcext:value-type="float">
            <text:p>6</text:p>
          </table:table-cell>
          <table:table-cell office:value-type="float" office:value="179.066896" calcext:value-type="float">
            <text:p>179.066896</text:p>
          </table:table-cell>
          <table:table-cell office:value-type="float" office:value="66.0212" calcext:value-type="float">
            <text:p>66.0212</text:p>
          </table:table-cell>
          <table:table-cell office:value-type="float" office:value="27" calcext:value-type="float">
            <text:p>27</text:p>
          </table:table-cell>
          <table:table-cell office:value-type="float" office:value="20.575848" calcext:value-type="float">
            <text:p>20.575848</text:p>
          </table:table-cell>
          <table:table-cell office:value-type="float" office:value="340.197392" calcext:value-type="float">
            <text:p>340.19739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4.716784" calcext:value-type="float">
            <text:p>14.716784</text:p>
          </table:table-cell>
          <table:table-cell office:value-type="float" office:value="65.535532" calcext:value-type="float">
            <text:p>65.535532</text:p>
          </table:table-cell>
          <table:table-cell office:value-type="float" office:value="10.600976" calcext:value-type="float">
            <text:p>10.600976</text:p>
          </table:table-cell>
          <table:table-cell office:value-type="float" office:value="133.824128" calcext:value-type="float">
            <text:p>133.824128</text:p>
          </table:table-cell>
          <table:table-cell office:value-type="float" office:value="68.91536" calcext:value-type="float">
            <text:p>68.91536</text:p>
          </table:table-cell>
          <table:table-cell office:value-type="float" office:value="51" calcext:value-type="float">
            <text:p>51</text:p>
          </table:table-cell>
          <table:table-cell office:value-type="float" office:value="15.225736" calcext:value-type="float">
            <text:p>15.225736</text:p>
          </table:table-cell>
          <table:table-cell office:value-type="float" office:value="359.818516" calcext:value-type="float">
            <text:p>359.818516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35.011972" calcext:value-type="float">
            <text:p>35.011972</text:p>
          </table:table-cell>
          <table:table-cell office:value-type="float" office:value="152.156113" calcext:value-type="float">
            <text:p>152.156113</text:p>
          </table:table-cell>
          <table:table-cell office:value-type="float" office:value="35.175753" calcext:value-type="float">
            <text:p>35.175753</text:p>
          </table:table-cell>
          <table:table-cell office:value-type="float" office:value="325.195296" calcext:value-type="float">
            <text:p>325.195296</text:p>
          </table:table-cell>
          <table:table-cell office:value-type="float" office:value="209.750747" calcext:value-type="float">
            <text:p>209.750747</text:p>
          </table:table-cell>
          <table:table-cell office:value-type="float" office:value="141.895452" calcext:value-type="float">
            <text:p>141.895452</text:p>
          </table:table-cell>
          <table:table-cell office:value-type="float" office:value="60.24504" calcext:value-type="float">
            <text:p>60.24504</text:p>
          </table:table-cell>
          <table:table-cell office:value-type="float" office:value="959.430373" calcext:value-type="float">
            <text:p>959.43037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.219064" calcext:value-type="float">
            <text:p>4.219064</text:p>
          </table:table-cell>
          <table:table-cell office:value-type="float" office:value="79.219064" calcext:value-type="float">
            <text:p>79.21906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.31238" calcext:value-type="float">
            <text:p>3.3123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.188636" calcext:value-type="float">
            <text:p>8.188636</text:p>
          </table:table-cell>
          <table:table-cell office:value-type="float" office:value="77.501016" calcext:value-type="float">
            <text:p>77.501016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.845828" calcext:value-type="float">
            <text:p>10.845828</text:p>
          </table:table-cell>
          <table:table-cell office:value-type="float" office:value="46.845828" calcext:value-type="float">
            <text:p>46.84582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.533448" calcext:value-type="float">
            <text:p>8.533448</text:p>
          </table:table-cell>
          <table:table-cell office:value-type="float" office:value="83.533448" calcext:value-type="float">
            <text:p>83.533448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.279948" calcext:value-type="float">
            <text:p>3.279948</text:p>
          </table:table-cell>
          <table:table-cell office:value-type="float" office:value="37.240264" calcext:value-type="float">
            <text:p>37.240264</text:p>
          </table:table-cell>
          <table:table-cell office:value-type="float" office:value="12" calcext:value-type="float">
            <text:p>12</text:p>
          </table:table-cell>
          <table:table-cell office:value-type="float" office:value="42.456032" calcext:value-type="float">
            <text:p>42.45603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20.179408" calcext:value-type="float">
            <text:p>20.179408</text:p>
          </table:table-cell>
          <table:table-cell office:value-type="float" office:value="193.155652" calcext:value-type="float">
            <text:p>193.15565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69.139228" calcext:value-type="float">
            <text:p>169.139228</text:p>
          </table:table-cell>
          <table:table-cell office:value-type="float" office:value="840.967666" calcext:value-type="float">
            <text:p>840.967666</text:p>
          </table:table-cell>
          <table:table-cell office:value-type="float" office:value="150.764313" calcext:value-type="float">
            <text:p>150.764313</text:p>
          </table:table-cell>
          <table:table-cell office:value-type="float" office:value="1850.031088" calcext:value-type="float">
            <text:p>1850.031088</text:p>
          </table:table-cell>
          <table:table-cell office:value-type="float" office:value="1538.803657" calcext:value-type="float">
            <text:p>1538.803657</text:p>
          </table:table-cell>
          <table:table-cell office:value-type="float" office:value="1243.427744" calcext:value-type="float">
            <text:p>1243.427744</text:p>
          </table:table-cell>
          <table:table-cell office:value-type="float" office:value="406.967432" calcext:value-type="float">
            <text:p>406.967432</text:p>
          </table:table-cell>
          <table:table-cell office:value-type="float" office:value="6200.101128" calcext:value-type="float">
            <text:p>6200.101128</text:p>
          </table:table-cell>
        </table:table-row>
      </table:table>
      <table:table table:name="Data Sheet 3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05.314384" calcext:value-type="float">
            <text:p>205.314384</text:p>
          </table:table-cell>
          <table:table-cell office:value-type="float" office:value="232.148183" calcext:value-type="float">
            <text:p>232.148183</text:p>
          </table:table-cell>
          <table:table-cell office:value-type="float" office:value="315.438128" calcext:value-type="float">
            <text:p>315.438128</text:p>
          </table:table-cell>
          <table:table-cell office:value-type="float" office:value="4.657192" calcext:value-type="float">
            <text:p>4.657192</text:p>
          </table:table-cell>
          <table:table-cell table:formula="of:=SUM([.B2:.H2])" office:value-type="float" office:value="831.557887" calcext:value-type="float">
            <text:p>831.55788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9.229932" calcext:value-type="float">
            <text:p>129.229932</text:p>
          </table:table-cell>
          <table:table-cell office:value-type="float" office:value="597.543377" calcext:value-type="float">
            <text:p>597.543377</text:p>
          </table:table-cell>
          <table:table-cell office:value-type="float" office:value="80.703708" calcext:value-type="float">
            <text:p>80.703708</text:p>
          </table:table-cell>
          <table:table-cell office:value-type="float" office:value="1526.83491" calcext:value-type="float">
            <text:p>1526.83491</text:p>
          </table:table-cell>
          <table:table-cell office:value-type="float" office:value="2297.749471" calcext:value-type="float">
            <text:p>2297.749471</text:p>
          </table:table-cell>
          <table:table-cell office:value-type="float" office:value="2646.885988" calcext:value-type="float">
            <text:p>2646.885988</text:p>
          </table:table-cell>
          <table:table-cell office:value-type="float" office:value="311.174308" calcext:value-type="float">
            <text:p>311.174308</text:p>
          </table:table-cell>
          <table:table-cell table:formula="of:=SUM([.B3:.H3])" office:value-type="float" office:value="7590.121694" calcext:value-type="float">
            <text:p>7590.121694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4.410444" calcext:value-type="float">
            <text:p>74.410444</text:p>
          </table:table-cell>
          <table:table-cell office:value-type="float" office:value="331.433528" calcext:value-type="float">
            <text:p>331.433528</text:p>
          </table:table-cell>
          <table:table-cell office:value-type="float" office:value="41.200608" calcext:value-type="float">
            <text:p>41.200608</text:p>
          </table:table-cell>
          <table:table-cell office:value-type="float" office:value="1660.78215" calcext:value-type="float">
            <text:p>1660.78215</text:p>
          </table:table-cell>
          <table:table-cell office:value-type="float" office:value="764.999239" calcext:value-type="float">
            <text:p>764.999239</text:p>
          </table:table-cell>
          <table:table-cell office:value-type="float" office:value="336.438128" calcext:value-type="float">
            <text:p>336.438128</text:p>
          </table:table-cell>
          <table:table-cell office:value-type="float" office:value="108.343132" calcext:value-type="float">
            <text:p>108.343132</text:p>
          </table:table-cell>
          <table:table-cell table:formula="of:=SUM([.B4:.H4])" office:value-type="float" office:value="3317.607229" calcext:value-type="float">
            <text:p>3317.60722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33.426896" calcext:value-type="float">
            <text:p>33.426896</text:p>
          </table:table-cell>
          <table:table-cell office:value-type="float" office:value="88.136069" calcext:value-type="float">
            <text:p>88.136069</text:p>
          </table:table-cell>
          <table:table-cell office:value-type="float" office:value="18.438128" calcext:value-type="float">
            <text:p>18.438128</text:p>
          </table:table-cell>
          <table:table-cell office:value-type="float" office:value="515.734056" calcext:value-type="float">
            <text:p>515.734056</text:p>
          </table:table-cell>
          <table:table-cell office:value-type="float" office:value="96.341157" calcext:value-type="float">
            <text:p>96.341157</text:p>
          </table:table-cell>
          <table:table-cell office:value-type="float" office:value="66" calcext:value-type="float">
            <text:p>66</text:p>
          </table:table-cell>
          <table:table-cell office:value-type="float" office:value="27.4713" calcext:value-type="float">
            <text:p>27.4713</text:p>
          </table:table-cell>
          <table:table-cell table:formula="of:=SUM([.B5:.H5])" office:value-type="float" office:value="845.547606" calcext:value-type="float">
            <text:p>845.547606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9.28596" calcext:value-type="float">
            <text:p>19.28596</text:p>
          </table:table-cell>
          <table:table-cell office:value-type="float" office:value="145.30872" calcext:value-type="float">
            <text:p>145.30872</text:p>
          </table:table-cell>
          <table:table-cell office:value-type="float" office:value="16.897456" calcext:value-type="float">
            <text:p>16.897456</text:p>
          </table:table-cell>
          <table:table-cell office:value-type="float" office:value="417.994768" calcext:value-type="float">
            <text:p>417.994768</text:p>
          </table:table-cell>
          <table:table-cell office:value-type="float" office:value="335.09676" calcext:value-type="float">
            <text:p>335.09676</text:p>
          </table:table-cell>
          <table:table-cell office:value-type="float" office:value="770.947096" calcext:value-type="float">
            <text:p>770.947096</text:p>
          </table:table-cell>
          <table:table-cell office:value-type="float" office:value="95.142576" calcext:value-type="float">
            <text:p>95.142576</text:p>
          </table:table-cell>
          <table:table-cell table:formula="of:=SUM([.B6:.H6])" office:value-type="float" office:value="1800.673336" calcext:value-type="float">
            <text:p>1800.67333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2.565908" calcext:value-type="float">
            <text:p>52.565908</text:p>
          </table:table-cell>
          <table:table-cell office:value-type="float" office:value="150.073289" calcext:value-type="float">
            <text:p>150.073289</text:p>
          </table:table-cell>
          <table:table-cell office:value-type="float" office:value="27.438128" calcext:value-type="float">
            <text:p>27.438128</text:p>
          </table:table-cell>
          <table:table-cell office:value-type="float" office:value="560.940708" calcext:value-type="float">
            <text:p>560.940708</text:p>
          </table:table-cell>
          <table:table-cell office:value-type="float" office:value="795.657909" calcext:value-type="float">
            <text:p>795.657909</text:p>
          </table:table-cell>
          <table:table-cell office:value-type="float" office:value="1461.027172" calcext:value-type="float">
            <text:p>1461.027172</text:p>
          </table:table-cell>
          <table:table-cell office:value-type="float" office:value="137.37762" calcext:value-type="float">
            <text:p>137.37762</text:p>
          </table:table-cell>
          <table:table-cell table:formula="of:=SUM([.B7:.H7])" office:value-type="float" office:value="3185.080734" calcext:value-type="float">
            <text:p>3185.08073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58.446172" calcext:value-type="float">
            <text:p>58.446172</text:p>
          </table:table-cell>
          <table:table-cell office:value-type="float" office:value="197.93886" calcext:value-type="float">
            <text:p>197.93886</text:p>
          </table:table-cell>
          <table:table-cell office:value-type="float" office:value="33.941148" calcext:value-type="float">
            <text:p>33.941148</text:p>
          </table:table-cell>
          <table:table-cell office:value-type="float" office:value="527.277632" calcext:value-type="float">
            <text:p>527.277632</text:p>
          </table:table-cell>
          <table:table-cell office:value-type="float" office:value="691.449701" calcext:value-type="float">
            <text:p>691.449701</text:p>
          </table:table-cell>
          <table:table-cell office:value-type="float" office:value="1400.876877" calcext:value-type="float">
            <text:p>1400.876877</text:p>
          </table:table-cell>
          <table:table-cell office:value-type="float" office:value="118.199532" calcext:value-type="float">
            <text:p>118.199532</text:p>
          </table:table-cell>
          <table:table-cell table:formula="of:=SUM([.B8:.H8])" office:value-type="float" office:value="3028.129922" calcext:value-type="float">
            <text:p>3028.12992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80.845544" calcext:value-type="float">
            <text:p>180.845544</text:p>
          </table:table-cell>
          <table:table-cell office:value-type="float" office:value="1176.043493" calcext:value-type="float">
            <text:p>1176.043493</text:p>
          </table:table-cell>
          <table:table-cell office:value-type="float" office:value="154.550304" calcext:value-type="float">
            <text:p>154.550304</text:p>
          </table:table-cell>
          <table:table-cell office:value-type="float" office:value="2901.93683" calcext:value-type="float">
            <text:p>2901.93683</text:p>
          </table:table-cell>
          <table:table-cell office:value-type="float" office:value="3817.454671" calcext:value-type="float">
            <text:p>3817.454671</text:p>
          </table:table-cell>
          <table:table-cell office:value-type="float" office:value="5786.825902" calcext:value-type="float">
            <text:p>5786.825902</text:p>
          </table:table-cell>
          <table:table-cell office:value-type="float" office:value="413.580224" calcext:value-type="float">
            <text:p>413.580224</text:p>
          </table:table-cell>
          <table:table-cell office:value-type="float" office:value="14431.236968" calcext:value-type="float">
            <text:p>14431.23696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.314384" calcext:value-type="float">
            <text:p>7.314384</text:p>
          </table:table-cell>
          <table:table-cell table:formula="of:=SUM([.B10:.H10])" office:value-type="float" office:value="184.314384" calcext:value-type="float">
            <text:p>184.314384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3.89416" calcext:value-type="float">
            <text:p>133.89416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17.154912" calcext:value-type="float">
            <text:p>17.154912</text:p>
          </table:table-cell>
          <table:table-cell table:formula="of:=SUM([.B11:.H11])" office:value-type="float" office:value="355.049072" calcext:value-type="float">
            <text:p>355.049072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4.817404" calcext:value-type="float">
            <text:p>24.817404</text:p>
          </table:table-cell>
          <table:table-cell office:value-type="float" office:value="104.296036" calcext:value-type="float">
            <text:p>104.296036</text:p>
          </table:table-cell>
          <table:table-cell office:value-type="float" office:value="18.160212" calcext:value-type="float">
            <text:p>18.160212</text:p>
          </table:table-cell>
          <table:table-cell office:value-type="float" office:value="389.36957" calcext:value-type="float">
            <text:p>389.36957</text:p>
          </table:table-cell>
          <table:table-cell office:value-type="float" office:value="602.411667" calcext:value-type="float">
            <text:p>602.411667</text:p>
          </table:table-cell>
          <table:table-cell office:value-type="float" office:value="1213.641036" calcext:value-type="float">
            <text:p>1213.641036</text:p>
          </table:table-cell>
          <table:table-cell office:value-type="float" office:value="77.513096" calcext:value-type="float">
            <text:p>77.513096</text:p>
          </table:table-cell>
          <table:table-cell table:formula="of:=SUM([.B12:.H12])" office:value-type="float" office:value="2430.209021" calcext:value-type="float">
            <text:p>2430.20902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72.197807" calcext:value-type="float">
            <text:p>172.197807</text:p>
          </table:table-cell>
          <table:table-cell office:value-type="float" office:value="247.182892" calcext:value-type="float">
            <text:p>247.182892</text:p>
          </table:table-cell>
          <table:table-cell office:value-type="float" office:value="55.552644" calcext:value-type="float">
            <text:p>55.552644</text:p>
          </table:table-cell>
          <table:table-cell office:value-type="float" office:value="611.92297" calcext:value-type="float">
            <text:p>611.92297</text:p>
          </table:table-cell>
          <table:table-cell office:value-type="float" office:value="557.541173" calcext:value-type="float">
            <text:p>557.541173</text:p>
          </table:table-cell>
          <table:table-cell office:value-type="float" office:value="508.874161" calcext:value-type="float">
            <text:p>508.874161</text:p>
          </table:table-cell>
          <table:table-cell office:value-type="float" office:value="94.202088" calcext:value-type="float">
            <text:p>94.202088</text:p>
          </table:table-cell>
          <table:table-cell table:formula="of:=SUM([.B13:.H13])" office:value-type="float" office:value="2247.473735" calcext:value-type="float">
            <text:p>2247.47373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26.09532" calcext:value-type="float">
            <text:p>26.09532</text:p>
          </table:table-cell>
          <table:table-cell office:value-type="float" office:value="80.09532" calcext:value-type="float">
            <text:p>80.09532</text:p>
          </table:table-cell>
          <table:table-cell office:value-type="float" office:value="12.219064" calcext:value-type="float">
            <text:p>12.219064</text:p>
          </table:table-cell>
          <table:table-cell office:value-type="float" office:value="348.604272" calcext:value-type="float">
            <text:p>348.604272</text:p>
          </table:table-cell>
          <table:table-cell office:value-type="float" office:value="687.585408" calcext:value-type="float">
            <text:p>687.585408</text:p>
          </table:table-cell>
          <table:table-cell office:value-type="float" office:value="257.4766" calcext:value-type="float">
            <text:p>257.4766</text:p>
          </table:table-cell>
          <table:table-cell office:value-type="float" office:value="28.52422" calcext:value-type="float">
            <text:p>28.52422</text:p>
          </table:table-cell>
          <table:table-cell table:formula="of:=SUM([.B14:.H14])" office:value-type="float" office:value="1440.600204" calcext:value-type="float">
            <text:p>1440.60020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50.227842" calcext:value-type="float">
            <text:p>150.227842</text:p>
          </table:table-cell>
          <table:table-cell office:value-type="float" office:value="466.202611" calcext:value-type="float">
            <text:p>466.202611</text:p>
          </table:table-cell>
          <table:table-cell office:value-type="float" office:value="120.583362" calcext:value-type="float">
            <text:p>120.583362</text:p>
          </table:table-cell>
          <table:table-cell office:value-type="float" office:value="2513.401464" calcext:value-type="float">
            <text:p>2513.401464</text:p>
          </table:table-cell>
          <table:table-cell office:value-type="float" office:value="693.034298" calcext:value-type="float">
            <text:p>693.034298</text:p>
          </table:table-cell>
          <table:table-cell office:value-type="float" office:value="111" calcext:value-type="float">
            <text:p>111</text:p>
          </table:table-cell>
          <table:table-cell office:value-type="float" office:value="143.555547" calcext:value-type="float">
            <text:p>143.555547</text:p>
          </table:table-cell>
          <table:table-cell table:formula="of:=SUM([.B15:.H15])" office:value-type="float" office:value="4198.005124" calcext:value-type="float">
            <text:p>4198.00512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90.195496" calcext:value-type="float">
            <text:p>90.195496</text:p>
          </table:table-cell>
          <table:table-cell office:value-type="float" office:value="232.285727" calcext:value-type="float">
            <text:p>232.285727</text:p>
          </table:table-cell>
          <table:table-cell office:value-type="float" office:value="28.150187" calcext:value-type="float">
            <text:p>28.150187</text:p>
          </table:table-cell>
          <table:table-cell office:value-type="float" office:value="589.238954" calcext:value-type="float">
            <text:p>589.238954</text:p>
          </table:table-cell>
          <table:table-cell office:value-type="float" office:value="1066.204296" calcext:value-type="float">
            <text:p>1066.204296</text:p>
          </table:table-cell>
          <table:table-cell office:value-type="float" office:value="776.606476" calcext:value-type="float">
            <text:p>776.606476</text:p>
          </table:table-cell>
          <table:table-cell office:value-type="float" office:value="284.827987" calcext:value-type="float">
            <text:p>284.827987</text:p>
          </table:table-cell>
          <table:table-cell table:formula="of:=SUM([.B16:.H16])" office:value-type="float" office:value="3067.509123" calcext:value-type="float">
            <text:p>3067.509123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1.691684" calcext:value-type="float">
            <text:p>61.691684</text:p>
          </table:table-cell>
          <table:table-cell office:value-type="float" office:value="287.24915" calcext:value-type="float">
            <text:p>287.24915</text:p>
          </table:table-cell>
          <table:table-cell office:value-type="float" office:value="56.93192" calcext:value-type="float">
            <text:p>56.93192</text:p>
          </table:table-cell>
          <table:table-cell office:value-type="float" office:value="1379.56644" calcext:value-type="float">
            <text:p>1379.56644</text:p>
          </table:table-cell>
          <table:table-cell office:value-type="float" office:value="468.305946" calcext:value-type="float">
            <text:p>468.305946</text:p>
          </table:table-cell>
          <table:table-cell office:value-type="float" office:value="126" calcext:value-type="float">
            <text:p>126</text:p>
          </table:table-cell>
          <table:table-cell office:value-type="float" office:value="108.683276" calcext:value-type="float">
            <text:p>108.683276</text:p>
          </table:table-cell>
          <table:table-cell table:formula="of:=SUM([.B17:.H17])" office:value-type="float" office:value="2488.428416" calcext:value-type="float">
            <text:p>2488.42841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90.842429" calcext:value-type="float">
            <text:p>390.842429</text:p>
          </table:table-cell>
          <table:table-cell office:value-type="float" office:value="1824.563391" calcext:value-type="float">
            <text:p>1824.563391</text:p>
          </table:table-cell>
          <table:table-cell office:value-type="float" office:value="213.995787" calcext:value-type="float">
            <text:p>213.995787</text:p>
          </table:table-cell>
          <table:table-cell office:value-type="float" office:value="4568.368935" calcext:value-type="float">
            <text:p>4568.368935</text:p>
          </table:table-cell>
          <table:table-cell office:value-type="float" office:value="5772.008924" calcext:value-type="float">
            <text:p>5772.008924</text:p>
          </table:table-cell>
          <table:table-cell office:value-type="float" office:value="4194.46838" calcext:value-type="float">
            <text:p>4194.46838</text:p>
          </table:table-cell>
          <table:table-cell office:value-type="float" office:value="932.672879" calcext:value-type="float">
            <text:p>932.672879</text:p>
          </table:table-cell>
          <table:table-cell table:formula="of:=SUM([.B18:.H18])" office:value-type="float" office:value="17896.920725" calcext:value-type="float">
            <text:p>17896.92072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485.278838" calcext:value-type="float">
            <text:p>1485.278838</text:p>
          </table:table-cell>
          <table:table-cell table:formula="of:=SUM([.C2:.C18])" office:value-type="float" office:value="6050.352463" calcext:value-type="float">
            <text:p>6050.352463</text:p>
          </table:table-cell>
          <table:table-cell table:formula="of:=SUM([.D2:.D18])" office:value-type="float" office:value="899.762656" calcext:value-type="float">
            <text:p>899.762656</text:p>
          </table:table-cell>
          <table:table-cell table:formula="of:=SUM([.E2:.E18])" office:value-type="float" office:value="18923.182203" calcext:value-type="float">
            <text:p>18923.182203</text:p>
          </table:table-cell>
          <table:table-cell table:formula="of:=SUM([.F2:.F18])" office:value-type="float" office:value="18985.988803" calcext:value-type="float">
            <text:p>18985.988803</text:p>
          </table:table-cell>
          <table:table-cell table:formula="of:=SUM([.G2:.G18])" office:value-type="float" office:value="20083.505944" calcext:value-type="float">
            <text:p>20083.505944</text:p>
          </table:table-cell>
          <table:table-cell table:formula="of:=SUM([.H2:.H18])" office:value-type="float" office:value="2910.394273" calcext:value-type="float">
            <text:p>2910.394273</text:p>
          </table:table-cell>
          <table:table-cell table:formula="of:=SUM([.B19:.H19])" office:value-type="float" office:value="69338.46518" calcext:value-type="float">
            <text:p>69338.46518</text:p>
          </table:table-cell>
        </table:table-row>
      </table:table>
      <table:table table:name="Data Sheet 4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No schooling</text:p>
          </table:table-cell>
          <table:table-cell office:value-type="string" calcext:value-type="string">
            <text:p>Some Primary</text:p>
          </table:table-cell>
          <table:table-cell office:value-type="string" calcext:value-type="string">
            <text:p>Completed Primary</text:p>
          </table:table-cell>
          <table:table-cell office:value-type="string" calcext:value-type="string">
            <text:p>Some Secondary</text:p>
          </table:table-cell>
          <table:table-cell office:value-type="string" calcext:value-type="string">
            <text:p>Grade 12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0.895452" calcext:value-type="float">
            <text:p>50.895452</text:p>
          </table:table-cell>
          <table:table-cell office:value-type="float" office:value="214.914648" calcext:value-type="float">
            <text:p>214.914648</text:p>
          </table:table-cell>
          <table:table-cell office:value-type="float" office:value="12" calcext:value-type="float">
            <text:p>12</text:p>
          </table:table-cell>
          <table:table-cell office:value-type="float" office:value="436.832148" calcext:value-type="float">
            <text:p>436.832148</text:p>
          </table:table-cell>
          <table:table-cell office:value-type="float" office:value="544.303807" calcext:value-type="float">
            <text:p>544.303807</text:p>
          </table:table-cell>
          <table:table-cell office:value-type="float" office:value="475.19064" calcext:value-type="float">
            <text:p>475.19064</text:p>
          </table:table-cell>
          <table:table-cell office:value-type="float" office:value="46.002112" calcext:value-type="float">
            <text:p>46.002112</text:p>
          </table:table-cell>
          <table:table-cell office:value-type="float" office:value="1692.138807" calcext:value-type="float">
            <text:p>1692.138807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22.047548" calcext:value-type="float">
            <text:p>222.047548</text:p>
          </table:table-cell>
          <table:table-cell office:value-type="float" office:value="1078.824299" calcext:value-type="float">
            <text:p>1078.824299</text:p>
          </table:table-cell>
          <table:table-cell office:value-type="float" office:value="153.596656" calcext:value-type="float">
            <text:p>153.596656</text:p>
          </table:table-cell>
          <table:table-cell office:value-type="float" office:value="2335.09764" calcext:value-type="float">
            <text:p>2335.09764</text:p>
          </table:table-cell>
          <table:table-cell office:value-type="float" office:value="3320.389991" calcext:value-type="float">
            <text:p>3320.389991</text:p>
          </table:table-cell>
          <table:table-cell office:value-type="float" office:value="3588.449485" calcext:value-type="float">
            <text:p>3588.449485</text:p>
          </table:table-cell>
          <table:table-cell office:value-type="float" office:value="563.976192" calcext:value-type="float">
            <text:p>563.976192</text:p>
          </table:table-cell>
          <table:table-cell office:value-type="float" office:value="11262.381811" calcext:value-type="float">
            <text:p>11262.381811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639.344451" calcext:value-type="float">
            <text:p>639.344451</text:p>
          </table:table-cell>
          <table:table-cell office:value-type="float" office:value="3048.817522" calcext:value-type="float">
            <text:p>3048.817522</text:p>
          </table:table-cell>
          <table:table-cell office:value-type="float" office:value="507.804064" calcext:value-type="float">
            <text:p>507.804064</text:p>
          </table:table-cell>
          <table:table-cell office:value-type="float" office:value="9165.768014" calcext:value-type="float">
            <text:p>9165.768014</text:p>
          </table:table-cell>
          <table:table-cell office:value-type="float" office:value="4413.947461" calcext:value-type="float">
            <text:p>4413.947461</text:p>
          </table:table-cell>
          <table:table-cell office:value-type="float" office:value="2150.412279" calcext:value-type="float">
            <text:p>2150.412279</text:p>
          </table:table-cell>
          <table:table-cell office:value-type="float" office:value="1213.399584" calcext:value-type="float">
            <text:p>1213.399584</text:p>
          </table:table-cell>
          <table:table-cell office:value-type="float" office:value="21139.493375" calcext:value-type="float">
            <text:p>21139.493375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295.444779" calcext:value-type="float">
            <text:p>295.444779</text:p>
          </table:table-cell>
          <table:table-cell office:value-type="float" office:value="1230.181898" calcext:value-type="float">
            <text:p>1230.181898</text:p>
          </table:table-cell>
          <table:table-cell office:value-type="float" office:value="208.083578" calcext:value-type="float">
            <text:p>208.083578</text:p>
          </table:table-cell>
          <table:table-cell office:value-type="float" office:value="3170.01298" calcext:value-type="float">
            <text:p>3170.01298</text:p>
          </table:table-cell>
          <table:table-cell office:value-type="float" office:value="982.113112" calcext:value-type="float">
            <text:p>982.113112</text:p>
          </table:table-cell>
          <table:table-cell office:value-type="float" office:value="545.277576" calcext:value-type="float">
            <text:p>545.277576</text:p>
          </table:table-cell>
          <table:table-cell office:value-type="float" office:value="445.468472" calcext:value-type="float">
            <text:p>445.468472</text:p>
          </table:table-cell>
          <table:table-cell office:value-type="float" office:value="6876.582395" calcext:value-type="float">
            <text:p>6876.582395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4.638736" calcext:value-type="float">
            <text:p>64.638736</text:p>
          </table:table-cell>
          <table:table-cell office:value-type="float" office:value="328.2567" calcext:value-type="float">
            <text:p>328.2567</text:p>
          </table:table-cell>
          <table:table-cell office:value-type="float" office:value="49.208544" calcext:value-type="float">
            <text:p>49.208544</text:p>
          </table:table-cell>
          <table:table-cell office:value-type="float" office:value="814.206056" calcext:value-type="float">
            <text:p>814.206056</text:p>
          </table:table-cell>
          <table:table-cell office:value-type="float" office:value="1583.302064" calcext:value-type="float">
            <text:p>1583.302064</text:p>
          </table:table-cell>
          <table:table-cell office:value-type="float" office:value="1607.82338" calcext:value-type="float">
            <text:p>1607.82338</text:p>
          </table:table-cell>
          <table:table-cell office:value-type="float" office:value="289.06142" calcext:value-type="float">
            <text:p>289.06142</text:p>
          </table:table-cell>
          <table:table-cell office:value-type="float" office:value="4736.4969" calcext:value-type="float">
            <text:p>4736.4969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09.914096" calcext:value-type="float">
            <text:p>109.914096</text:p>
          </table:table-cell>
          <table:table-cell office:value-type="float" office:value="442.495677" calcext:value-type="float">
            <text:p>442.495677</text:p>
          </table:table-cell>
          <table:table-cell office:value-type="float" office:value="73.87296" calcext:value-type="float">
            <text:p>73.87296</text:p>
          </table:table-cell>
          <table:table-cell office:value-type="float" office:value="1155.976516" calcext:value-type="float">
            <text:p>1155.976516</text:p>
          </table:table-cell>
          <table:table-cell office:value-type="float" office:value="1546.429328" calcext:value-type="float">
            <text:p>1546.429328</text:p>
          </table:table-cell>
          <table:table-cell office:value-type="float" office:value="2135.002812" calcext:value-type="float">
            <text:p>2135.002812</text:p>
          </table:table-cell>
          <table:table-cell office:value-type="float" office:value="234.919904" calcext:value-type="float">
            <text:p>234.919904</text:p>
          </table:table-cell>
          <table:table-cell office:value-type="float" office:value="5698.611293" calcext:value-type="float">
            <text:p>5698.611293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82.446172" calcext:value-type="float">
            <text:p>82.446172</text:p>
          </table:table-cell>
          <table:table-cell office:value-type="float" office:value="252.93886" calcext:value-type="float">
            <text:p>252.93886</text:p>
          </table:table-cell>
          <table:table-cell office:value-type="float" office:value="51.941148" calcext:value-type="float">
            <text:p>51.941148</text:p>
          </table:table-cell>
          <table:table-cell office:value-type="float" office:value="633.277632" calcext:value-type="float">
            <text:p>633.277632</text:p>
          </table:table-cell>
          <table:table-cell office:value-type="float" office:value="766.419273" calcext:value-type="float">
            <text:p>766.419273</text:p>
          </table:table-cell>
          <table:table-cell office:value-type="float" office:value="1503.534069" calcext:value-type="float">
            <text:p>1503.534069</text:p>
          </table:table-cell>
          <table:table-cell office:value-type="float" office:value="133.699256" calcext:value-type="float">
            <text:p>133.699256</text:p>
          </table:table-cell>
          <table:table-cell office:value-type="float" office:value="3044.688117" calcext:value-type="float">
            <text:p>3044.688117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277.134248" calcext:value-type="float">
            <text:p>277.134248</text:p>
          </table:table-cell>
          <table:table-cell office:value-type="float" office:value="1739.798808" calcext:value-type="float">
            <text:p>1739.798808</text:p>
          </table:table-cell>
          <table:table-cell office:value-type="float" office:value="239.45314" calcext:value-type="float">
            <text:p>239.45314</text:p>
          </table:table-cell>
          <table:table-cell office:value-type="float" office:value="3896.251516" calcext:value-type="float">
            <text:p>3896.251516</text:p>
          </table:table-cell>
          <table:table-cell office:value-type="float" office:value="5749.975647" calcext:value-type="float">
            <text:p>5749.975647</text:p>
          </table:table-cell>
          <table:table-cell office:value-type="float" office:value="7185.242625" calcext:value-type="float">
            <text:p>7185.242625</text:p>
          </table:table-cell>
          <table:table-cell office:value-type="float" office:value="683.298888" calcext:value-type="float">
            <text:p>683.298888</text:p>
          </table:table-cell>
          <table:table-cell office:value-type="float" office:value="19771.154872" calcext:value-type="float">
            <text:p>19771.154872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55.487401" calcext:value-type="float">
            <text:p>155.487401</text:p>
          </table:table-cell>
          <table:table-cell office:value-type="float" office:value="949.196723" calcext:value-type="float">
            <text:p>949.196723</text:p>
          </table:table-cell>
          <table:table-cell office:value-type="float" office:value="186.456403" calcext:value-type="float">
            <text:p>186.456403</text:p>
          </table:table-cell>
          <table:table-cell office:value-type="float" office:value="2385.419026" calcext:value-type="float">
            <text:p>2385.419026</text:p>
          </table:table-cell>
          <table:table-cell office:value-type="float" office:value="900.173673" calcext:value-type="float">
            <text:p>900.173673</text:p>
          </table:table-cell>
          <table:table-cell office:value-type="float" office:value="358.66186" calcext:value-type="float">
            <text:p>358.66186</text:p>
          </table:table-cell>
          <table:table-cell office:value-type="float" office:value="331.22588" calcext:value-type="float">
            <text:p>331.22588</text:p>
          </table:table-cell>
          <table:table-cell office:value-type="float" office:value="5266.620966" calcext:value-type="float">
            <text:p>5266.62096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39.472252" calcext:value-type="float">
            <text:p>139.472252</text:p>
          </table:table-cell>
          <table:table-cell office:value-type="float" office:value="989.407172" calcext:value-type="float">
            <text:p>989.407172</text:p>
          </table:table-cell>
          <table:table-cell office:value-type="float" office:value="230.437497" calcext:value-type="float">
            <text:p>230.437497</text:p>
          </table:table-cell>
          <table:table-cell office:value-type="float" office:value="2347.918914" calcext:value-type="float">
            <text:p>2347.918914</text:p>
          </table:table-cell>
          <table:table-cell office:value-type="float" office:value="932.313617" calcext:value-type="float">
            <text:p>932.313617</text:p>
          </table:table-cell>
          <table:table-cell office:value-type="float" office:value="669.593239" calcext:value-type="float">
            <text:p>669.593239</text:p>
          </table:table-cell>
          <table:table-cell office:value-type="float" office:value="314.007556" calcext:value-type="float">
            <text:p>314.007556</text:p>
          </table:table-cell>
          <table:table-cell office:value-type="float" office:value="5623.150247" calcext:value-type="float">
            <text:p>5623.15024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33.817404" calcext:value-type="float">
            <text:p>33.817404</text:p>
          </table:table-cell>
          <table:table-cell office:value-type="float" office:value="149.296036" calcext:value-type="float">
            <text:p>149.296036</text:p>
          </table:table-cell>
          <table:table-cell office:value-type="float" office:value="27.160212" calcext:value-type="float">
            <text:p>27.160212</text:p>
          </table:table-cell>
          <table:table-cell office:value-type="float" office:value="503.36957" calcext:value-type="float">
            <text:p>503.36957</text:p>
          </table:table-cell>
          <table:table-cell office:value-type="float" office:value="665.411667" calcext:value-type="float">
            <text:p>665.411667</text:p>
          </table:table-cell>
          <table:table-cell office:value-type="float" office:value="1292.298228" calcext:value-type="float">
            <text:p>1292.298228</text:p>
          </table:table-cell>
          <table:table-cell office:value-type="float" office:value="94.64222" calcext:value-type="float">
            <text:p>94.64222</text:p>
          </table:table-cell>
          <table:table-cell office:value-type="float" office:value="2765.995337" calcext:value-type="float">
            <text:p>2765.995337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609.915339" calcext:value-type="float">
            <text:p>609.915339</text:p>
          </table:table-cell>
          <table:table-cell office:value-type="float" office:value="2354.820278" calcext:value-type="float">
            <text:p>2354.820278</text:p>
          </table:table-cell>
          <table:table-cell office:value-type="float" office:value="471.994991" calcext:value-type="float">
            <text:p>471.994991</text:p>
          </table:table-cell>
          <table:table-cell office:value-type="float" office:value="5415.994084" calcext:value-type="float">
            <text:p>5415.994084</text:p>
          </table:table-cell>
          <table:table-cell office:value-type="float" office:value="2686.307946" calcext:value-type="float">
            <text:p>2686.307946</text:p>
          </table:table-cell>
          <table:table-cell office:value-type="float" office:value="1346.154999" calcext:value-type="float">
            <text:p>1346.154999</text:p>
          </table:table-cell>
          <table:table-cell office:value-type="float" office:value="777.55979" calcext:value-type="float">
            <text:p>777.55979</text:p>
          </table:table-cell>
          <table:table-cell office:value-type="float" office:value="13662.747427" calcext:value-type="float">
            <text:p>13662.747427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41.286615" calcext:value-type="float">
            <text:p>141.286615</text:p>
          </table:table-cell>
          <table:table-cell office:value-type="float" office:value="497.395617" calcext:value-type="float">
            <text:p>497.395617</text:p>
          </table:table-cell>
          <table:table-cell office:value-type="float" office:value="83.256244" calcext:value-type="float">
            <text:p>83.256244</text:p>
          </table:table-cell>
          <table:table-cell office:value-type="float" office:value="1085.601012" calcext:value-type="float">
            <text:p>1085.601012</text:p>
          </table:table-cell>
          <table:table-cell office:value-type="float" office:value="1357.652562" calcext:value-type="float">
            <text:p>1357.652562</text:p>
          </table:table-cell>
          <table:table-cell office:value-type="float" office:value="494.957128" calcext:value-type="float">
            <text:p>494.957128</text:p>
          </table:table-cell>
          <table:table-cell office:value-type="float" office:value="171.055484" calcext:value-type="float">
            <text:p>171.055484</text:p>
          </table:table-cell>
          <table:table-cell office:value-type="float" office:value="3831.204662" calcext:value-type="float">
            <text:p>3831.204662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61.249282" calcext:value-type="float">
            <text:p>261.249282</text:p>
          </table:table-cell>
          <table:table-cell office:value-type="float" office:value="963.581837" calcext:value-type="float">
            <text:p>963.581837</text:p>
          </table:table-cell>
          <table:table-cell office:value-type="float" office:value="224.603482" calcext:value-type="float">
            <text:p>224.603482</text:p>
          </table:table-cell>
          <table:table-cell office:value-type="float" office:value="3789.900916" calcext:value-type="float">
            <text:p>3789.900916</text:p>
          </table:table-cell>
          <table:table-cell office:value-type="float" office:value="1248.647033" calcext:value-type="float">
            <text:p>1248.647033</text:p>
          </table:table-cell>
          <table:table-cell office:value-type="float" office:value="234.383204" calcext:value-type="float">
            <text:p>234.383204</text:p>
          </table:table-cell>
          <table:table-cell office:value-type="float" office:value="377.492869" calcext:value-type="float">
            <text:p>377.492869</text:p>
          </table:table-cell>
          <table:table-cell office:value-type="float" office:value="7099.858623" calcext:value-type="float">
            <text:p>7099.85862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03.633624" calcext:value-type="float">
            <text:p>103.633624</text:p>
          </table:table-cell>
          <table:table-cell office:value-type="float" office:value="285.248707" calcext:value-type="float">
            <text:p>285.248707</text:p>
          </table:table-cell>
          <table:table-cell office:value-type="float" office:value="31.150187" calcext:value-type="float">
            <text:p>31.150187</text:p>
          </table:table-cell>
          <table:table-cell office:value-type="float" office:value="664.238954" calcext:value-type="float">
            <text:p>664.238954</text:p>
          </table:table-cell>
          <table:table-cell office:value-type="float" office:value="1138.204296" calcext:value-type="float">
            <text:p>1138.204296</text:p>
          </table:table-cell>
          <table:table-cell office:value-type="float" office:value="923.606476" calcext:value-type="float">
            <text:p>923.606476</text:p>
          </table:table-cell>
          <table:table-cell office:value-type="float" office:value="328.102795" calcext:value-type="float">
            <text:p>328.102795</text:p>
          </table:table-cell>
          <table:table-cell office:value-type="float" office:value="3474.185039" calcext:value-type="float">
            <text:p>3474.185039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15.608109" calcext:value-type="float">
            <text:p>115.608109</text:p>
          </table:table-cell>
          <table:table-cell office:value-type="float" office:value="565.787166" calcext:value-type="float">
            <text:p>565.787166</text:p>
          </table:table-cell>
          <table:table-cell office:value-type="float" office:value="111.278104" calcext:value-type="float">
            <text:p>111.278104</text:p>
          </table:table-cell>
          <table:table-cell office:value-type="float" office:value="2191.924786" calcext:value-type="float">
            <text:p>2191.924786</text:p>
          </table:table-cell>
          <table:table-cell office:value-type="float" office:value="787.261122" calcext:value-type="float">
            <text:p>787.261122</text:p>
          </table:table-cell>
          <table:table-cell office:value-type="float" office:value="204" calcext:value-type="float">
            <text:p>204</text:p>
          </table:table-cell>
          <table:table-cell office:value-type="float" office:value="265.81222" calcext:value-type="float">
            <text:p>265.81222</text:p>
          </table:table-cell>
          <table:table-cell office:value-type="float" office:value="4241.671507" calcext:value-type="float">
            <text:p>4241.67150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436.443433" calcext:value-type="float">
            <text:p>436.443433</text:p>
          </table:table-cell>
          <table:table-cell office:value-type="float" office:value="1997.971279" calcext:value-type="float">
            <text:p>1997.971279</text:p>
          </table:table-cell>
          <table:table-cell office:value-type="float" office:value="249.472307" calcext:value-type="float">
            <text:p>249.472307</text:p>
          </table:table-cell>
          <table:table-cell office:value-type="float" office:value="4891.856215" calcext:value-type="float">
            <text:p>4891.856215</text:p>
          </table:table-cell>
          <table:table-cell office:value-type="float" office:value="6035.410032" calcext:value-type="float">
            <text:p>6035.410032</text:p>
          </table:table-cell>
          <table:table-cell office:value-type="float" office:value="4455.903212" calcext:value-type="float">
            <text:p>4455.903212</text:p>
          </table:table-cell>
          <table:table-cell office:value-type="float" office:value="1005.519607" calcext:value-type="float">
            <text:p>1005.519607</text:p>
          </table:table-cell>
          <table:table-cell office:value-type="float" office:value="19072.576085" calcext:value-type="float">
            <text:p>19072.57608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738.778941" calcext:value-type="float">
            <text:p>3738.778941</text:p>
          </table:table-cell>
          <table:table-cell office:value-type="float" office:value="17078.933227" calcext:value-type="float">
            <text:p>17078.933227</text:p>
          </table:table-cell>
          <table:table-cell office:value-type="float" office:value="2911.769517" calcext:value-type="float">
            <text:p>2911.769517</text:p>
          </table:table-cell>
          <table:table-cell office:value-type="float" office:value="44883.645979" calcext:value-type="float">
            <text:p>44883.645979</text:p>
          </table:table-cell>
          <table:table-cell office:value-type="float" office:value="34658.262631" calcext:value-type="float">
            <text:p>34658.262631</text:p>
          </table:table-cell>
          <table:table-cell office:value-type="float" office:value="29170.491212" calcext:value-type="float">
            <text:p>29170.491212</text:p>
          </table:table-cell>
          <table:table-cell office:value-type="float" office:value="7275.244249" calcext:value-type="float">
            <text:p>7275.244249</text:p>
          </table:table-cell>
          <table:table-cell office:value-type="float" office:value="139717.125756" calcext:value-type="float">
            <text:p>139717.125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18:48:26.6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18:50:21.220000000</dc:date>
    <meta:editing-duration>PT9M19S</meta:editing-duration>
    <meta:editing-cycles>10</meta:editing-cycles>
    <meta:document-statistic meta:table-count="5" meta:cell-count="855" meta:object-count="0"/>
  </office:meta>
</office:document-meta>
</file>